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style:font-name="Aptos" fo:language="fr" fo:country="FR"/>
    </style:style>
    <style:style style:name="T4" style:parent-style-name="Lienhypertexte" style:family="text">
      <style:text-properties style:font-name="Aptos" fo:language="fr" fo:country="FR"/>
    </style:style>
  </office:automatic-styles>
  <office:body>
    <office:text text:use-soft-page-breaks="true">
      <text:h text:style-name="P1" text:outline-level="1">Séance 12/06/25</text:h>
      <text:p text:style-name="P2"/>
      <text:p text:style-name="P3">Modélisation de la capacité thermique en fonction des zones terrestres en utilisants des données au sol fournies par l’esa<text:s/></text:p>
      <text:p text:style-name="Standard"><text:a xlink:href="https://worldcover2021.esa.int/download" office:target-frame-name="_top" xlink:show="replace"><text:span text:style-name="T4">https://worldcover2021.esa.int/download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nnard Kevin</dc:creator>
    <meta:creation-date>2009-04-16T11:32:00Z</meta:creation-date>
    <dc:date>2025-06-12T12:46:00Z</dc:date>
    <meta:template xlink:href="Normal.dotm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6" meta:character-count="236" meta:row-count="1" meta:non-whitespace-character-count="201"/>
  </office:meta>
</office:document-meta>
</file>